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3000002C36A17A6B0405B4051.png" manifest:media-type="image/png"/>
  <manifest:file-entry manifest:full-path="Pictures/100059E40000522200005222DFF0ED23DA4077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ing Earth</text:p>
          </draw:text-box>
        </draw:frame>
        <draw:frame presentation:style-name="pr2" draw:text-style-name="P1" draw:layer="layout" svg:width="25.199cm" svg:height="3.952cm" svg:x="1.4cm" svg:y="9.642cm" presentation:class="subtitle" presentation:user-transformed="true">
          <draw:text-box>
            <text:p><text:span text:style-name="T1">Collaborators: </text:span><text:span text:style-name="T1"><text:line-break/></text:span>Yannik Lorösch,Luca Lutz, Silas Schimmel, Maris Beer, Jakob Weiß</text:p>
          </draw:text-box>
        </draw:frame>
        <draw:frame draw:style-name="gr1" draw:text-style-name="P2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6A17A6B0405B4051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0:44:55.567480232</dc:date>
    <meta:editing-duration>PT54M37S</meta:editing-duration>
    <meta:editing-cycles>6</meta:editing-cycles>
    <meta:generator>LibreOffice/6.3.2.2$Linux_X86_64 LibreOffice_project/30$Build-2</meta:generator>
    <meta:document-statistic meta:object-count="34"/>
  </office:meta>
</office:document-meta>
</file>